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Tahoma1" svg:font-family="Tahoma"/>
    <style:font-face style:name="Calibri" svg:font-family="Calibri"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ced1" officeooo:paragraph-rsid="0014ced1"/>
    </style:style>
    <style:style style:name="P2" style:family="paragraph" style:parent-style-name="Standard">
      <style:text-properties officeooo:rsid="0014ced1" officeooo:paragraph-rsid="00174c3d"/>
    </style:style>
    <style:style style:name="P3" style:family="paragraph" style:parent-style-name="Standard">
      <style:text-properties officeooo:rsid="0014ced1" officeooo:paragraph-rsid="005c77c5"/>
    </style:style>
    <style:style style:name="P4" style:family="paragraph" style:parent-style-name="Standard">
      <style:text-properties officeooo:rsid="001649c5" officeooo:paragraph-rsid="001649c5"/>
    </style:style>
    <style:style style:name="P5" style:family="paragraph" style:parent-style-name="Standard">
      <style:text-properties officeooo:rsid="00169a4a" officeooo:paragraph-rsid="00169a4a"/>
    </style:style>
    <style:style style:name="P6" style:family="paragraph" style:parent-style-name="Standard">
      <style:text-properties officeooo:paragraph-rsid="00174c3d"/>
    </style:style>
    <style:style style:name="P7" style:family="paragraph" style:parent-style-name="Standard">
      <style:text-properties officeooo:rsid="005c77c5" officeooo:paragraph-rsid="005c77c5"/>
    </style:style>
    <style:style style:name="P8" style:family="paragraph" style:parent-style-name="Standard">
      <style:text-properties officeooo:rsid="0064bbea" officeooo:paragraph-rsid="0064bbea"/>
    </style:style>
    <style:style style:name="P9" style:family="paragraph" style:parent-style-name="Standard">
      <style:text-properties officeooo:paragraph-rsid="00667946"/>
    </style:style>
    <style:style style:name="P10" style:family="paragraph" style:parent-style-name="Standard">
      <style:text-properties officeooo:paragraph-rsid="00760ba3"/>
    </style:style>
    <style:style style:name="P11" style:family="paragraph" style:parent-style-name="Standard">
      <style:paragraph-properties fo:margin-top="0in" fo:margin-bottom="0.0835in" loext:contextual-spacing="false"/>
      <style:text-properties officeooo:paragraph-rsid="0014ced1"/>
    </style:style>
    <style:style style:name="P12" style:family="paragraph" style:parent-style-name="Standard">
      <style:paragraph-properties fo:margin-top="0in" fo:margin-bottom="0.0835in" loext:contextual-spacing="false"/>
      <style:text-properties officeooo:rsid="0066db95" officeooo:paragraph-rsid="0069db33"/>
    </style:style>
    <style:style style:name="P13" style:family="paragraph" style:parent-style-name="Standard">
      <style:paragraph-properties fo:margin-top="0in" fo:margin-bottom="0.0835in" loext:contextual-spacing="false"/>
      <style:text-properties officeooo:rsid="0069db33" officeooo:paragraph-rsid="006bb3c0"/>
    </style:style>
    <style:style style:name="P14" style:family="paragraph" style:parent-style-name="Standard">
      <style:paragraph-properties fo:margin-top="0in" fo:margin-bottom="0.0835in" loext:contextual-spacing="false"/>
      <style:text-properties officeooo:rsid="006bb3c0" officeooo:paragraph-rsid="006bb3c0"/>
    </style:style>
    <style:style style:name="P15" style:family="paragraph" style:parent-style-name="Standard">
      <style:paragraph-properties fo:margin-top="0in" fo:margin-bottom="0.0835in" loext:contextual-spacing="false"/>
      <style:text-properties officeooo:rsid="006d9e8d" officeooo:paragraph-rsid="006d9e8d"/>
    </style:style>
    <style:style style:name="P16" style:family="paragraph" style:parent-style-name="Standard">
      <style:paragraph-properties fo:margin-top="0in" fo:margin-bottom="0.0835in" loext:contextual-spacing="false"/>
      <style:text-properties officeooo:rsid="006da7dd" officeooo:paragraph-rsid="006da7dd"/>
    </style:style>
    <style:style style:name="P17" style:family="paragraph" style:parent-style-name="Standard">
      <style:paragraph-properties fo:margin-top="0in" fo:margin-bottom="0.0835in" loext:contextual-spacing="false"/>
      <style:text-properties officeooo:rsid="00721807" officeooo:paragraph-rsid="00721807"/>
    </style:style>
    <style:style style:name="P18" style:family="paragraph" style:parent-style-name="Standard">
      <style:paragraph-properties fo:margin-top="0in" fo:margin-bottom="0.0835in" loext:contextual-spacing="false"/>
      <style:text-properties officeooo:rsid="00744e34" officeooo:paragraph-rsid="00744e34"/>
    </style:style>
    <style:style style:name="P19" style:family="paragraph" style:parent-style-name="Standard">
      <style:paragraph-properties fo:margin-top="0in" fo:margin-bottom="0.0835in" loext:contextual-spacing="false"/>
      <style:text-properties officeooo:rsid="00769ccb" officeooo:paragraph-rsid="00769ccb"/>
    </style:style>
    <style:style style:name="P20" style:family="paragraph" style:parent-style-name="Standard">
      <style:paragraph-properties fo:margin-top="0in" fo:margin-bottom="0.0835in" loext:contextual-spacing="false"/>
      <style:text-properties officeooo:rsid="0077d1cb" officeooo:paragraph-rsid="0077d1cb"/>
    </style:style>
    <style:style style:name="P21" style:family="paragraph" style:parent-style-name="Standard">
      <style:paragraph-properties fo:margin-top="0in" fo:margin-bottom="0in" loext:contextual-spacing="false"/>
      <style:text-properties officeooo:paragraph-rsid="0014ced1"/>
    </style:style>
    <style:style style:name="P22" style:family="paragraph" style:parent-style-name="Standard">
      <style:paragraph-properties fo:margin-top="0in" fo:margin-bottom="0in" loext:contextual-spacing="false" fo:line-height="100%"/>
      <style:text-properties officeooo:rsid="001abbe0" officeooo:paragraph-rsid="001abbe0"/>
    </style:style>
    <style:style style:name="P23" style:family="paragraph" style:parent-style-name="Standard">
      <style:paragraph-properties fo:margin-top="0in" fo:margin-bottom="0in" loext:contextual-spacing="false" fo:line-height="100%"/>
      <style:text-properties officeooo:rsid="001b7fac" officeooo:paragraph-rsid="001b7fac"/>
    </style:style>
    <style:style style:name="P24" style:family="paragraph" style:parent-style-name="Standard">
      <style:paragraph-properties fo:margin-top="0in" fo:margin-bottom="0in" loext:contextual-spacing="false" fo:line-height="100%"/>
      <style:text-properties officeooo:rsid="001d4be5" officeooo:paragraph-rsid="001d4be5"/>
    </style:style>
    <style:style style:name="P25" style:family="paragraph" style:parent-style-name="Standard">
      <style:paragraph-properties fo:margin-top="0in" fo:margin-bottom="0in" loext:contextual-spacing="false" fo:line-height="100%"/>
      <style:text-properties officeooo:rsid="001d4be5" officeooo:paragraph-rsid="001d5024"/>
    </style:style>
    <style:style style:name="P26" style:family="paragraph" style:parent-style-name="Standard">
      <style:paragraph-properties fo:margin-top="0in" fo:margin-bottom="0in" loext:contextual-spacing="false" fo:line-height="100%"/>
      <style:text-properties officeooo:rsid="001d5024" officeooo:paragraph-rsid="001d5024"/>
    </style:style>
    <style:style style:name="P27" style:family="paragraph" style:parent-style-name="Heading_20_3">
      <style:paragraph-properties fo:margin-top="0in" fo:margin-bottom="0in" loext:contextual-spacing="false" fo:line-height="100%"/>
      <style:text-properties officeooo:rsid="001d4be5" officeooo:paragraph-rsid="001d4be5"/>
    </style:style>
    <style:style style:name="P28" style:family="paragraph" style:parent-style-name="Heading_20_3">
      <style:paragraph-properties fo:margin-top="0in" fo:margin-bottom="0in" loext:contextual-spacing="false" fo:line-height="100%"/>
      <style:text-properties officeooo:rsid="001d4be5" officeooo:paragraph-rsid="00225b38"/>
    </style:style>
    <style:style style:name="P29" style:family="paragraph" style:parent-style-name="List_20_Paragraph">
      <style:paragraph-properties fo:margin-left="0in" fo:margin-right="0in" fo:text-indent="0in" style:auto-text-indent="false"/>
      <style:text-properties officeooo:rsid="001e8ef2" officeooo:paragraph-rsid="00225b38"/>
    </style:style>
    <style:style style:name="P30" style:family="paragraph" style:parent-style-name="List_20_Paragraph">
      <style:paragraph-properties fo:margin-left="0in" fo:margin-right="0in" fo:text-indent="0in" style:auto-text-indent="false"/>
      <style:text-properties officeooo:rsid="001e8ef2" officeooo:paragraph-rsid="002357b6"/>
    </style:style>
    <style:style style:name="P31" style:family="paragraph" style:parent-style-name="List_20_Paragraph">
      <style:paragraph-properties fo:margin-left="0in" fo:margin-right="0in" fo:text-indent="0in" style:auto-text-indent="false"/>
      <style:text-properties officeooo:paragraph-rsid="00278139"/>
    </style:style>
    <style:style style:name="P32" style:family="paragraph" style:parent-style-name="List_20_Paragraph">
      <style:paragraph-properties fo:margin-left="0in" fo:margin-right="0in" fo:text-indent="0in" style:auto-text-indent="false"/>
      <style:text-properties officeooo:rsid="00278139" officeooo:paragraph-rsid="00278139"/>
    </style:style>
    <style:style style:name="P33" style:family="paragraph" style:parent-style-name="List_20_Paragraph">
      <style:paragraph-properties fo:margin-left="0in" fo:margin-right="0in" fo:text-indent="0in" style:auto-text-indent="false"/>
      <style:text-properties officeooo:paragraph-rsid="002893cb"/>
    </style:style>
    <style:style style:name="P34" style:family="paragraph" style:parent-style-name="List_20_Paragraph">
      <style:paragraph-properties fo:margin-left="0in" fo:margin-right="0in" fo:text-indent="0in" style:auto-text-indent="false"/>
      <style:text-properties officeooo:rsid="002c9e76" officeooo:paragraph-rsid="002d16a0"/>
    </style:style>
    <style:style style:name="P35" style:family="paragraph" style:parent-style-name="List_20_Paragraph">
      <style:paragraph-properties fo:margin-left="0in" fo:margin-right="0in" fo:text-indent="0in" style:auto-text-indent="false"/>
      <style:text-properties officeooo:paragraph-rsid="002d16a0"/>
    </style:style>
    <style:style style:name="P36" style:family="paragraph" style:parent-style-name="List_20_Paragraph">
      <style:paragraph-properties fo:margin-left="0in" fo:margin-right="0in" fo:text-indent="0in" style:auto-text-indent="false"/>
      <style:text-properties officeooo:rsid="002e9cec" officeooo:paragraph-rsid="002e9cec"/>
    </style:style>
    <style:style style:name="P37" style:family="paragraph" style:parent-style-name="List_20_Paragraph">
      <style:paragraph-properties fo:margin-left="0in" fo:margin-right="0in" fo:text-indent="0in" style:auto-text-indent="false"/>
      <style:text-properties officeooo:rsid="0032fece" officeooo:paragraph-rsid="0032fece"/>
    </style:style>
    <style:style style:name="P38" style:family="paragraph" style:parent-style-name="List_20_Paragraph">
      <style:paragraph-properties fo:margin-left="0in" fo:margin-right="0in" fo:text-indent="0in" style:auto-text-indent="false"/>
      <style:text-properties officeooo:rsid="003a17a0" officeooo:paragraph-rsid="003a17a0"/>
    </style:style>
    <style:style style:name="P39" style:family="paragraph" style:parent-style-name="List_20_Paragraph">
      <style:paragraph-properties fo:margin-left="0in" fo:margin-right="0in" fo:text-indent="0in" style:auto-text-indent="false"/>
      <style:text-properties officeooo:rsid="003ba5e3" officeooo:paragraph-rsid="003ba5e3"/>
    </style:style>
    <style:style style:name="P40" style:family="paragraph" style:parent-style-name="List_20_Paragraph">
      <style:paragraph-properties fo:margin-left="0in" fo:margin-right="0in" fo:text-indent="0in" style:auto-text-indent="false"/>
      <style:text-properties officeooo:rsid="003f6607" officeooo:paragraph-rsid="003f6607"/>
    </style:style>
    <style:style style:name="P41" style:family="paragraph" style:parent-style-name="List_20_Paragraph">
      <style:paragraph-properties fo:margin-left="0in" fo:margin-right="0in" fo:text-indent="0in" style:auto-text-indent="false"/>
      <style:text-properties officeooo:rsid="003f6607" officeooo:paragraph-rsid="0042f157"/>
    </style:style>
    <style:style style:name="P42" style:family="paragraph" style:parent-style-name="List_20_Paragraph">
      <style:paragraph-properties fo:margin-left="0in" fo:margin-right="0in" fo:text-indent="0in" style:auto-text-indent="false"/>
      <style:text-properties officeooo:rsid="003f6607" officeooo:paragraph-rsid="004593c9"/>
    </style:style>
    <style:style style:name="P43" style:family="paragraph" style:parent-style-name="List_20_Paragraph">
      <style:paragraph-properties fo:margin-left="0in" fo:margin-right="0in" fo:text-indent="0in" style:auto-text-indent="false"/>
      <style:text-properties officeooo:rsid="003f6607" officeooo:paragraph-rsid="005b58de"/>
    </style:style>
    <style:style style:name="P44" style:family="paragraph" style:parent-style-name="List_20_Paragraph">
      <style:paragraph-properties fo:margin-left="0in" fo:margin-right="0in" fo:text-indent="0in" style:auto-text-indent="false"/>
      <style:text-properties officeooo:paragraph-rsid="003f9c80"/>
    </style:style>
    <style:style style:name="P45" style:family="paragraph" style:parent-style-name="List_20_Paragraph">
      <style:paragraph-properties fo:margin-left="0in" fo:margin-right="0in" fo:text-indent="0in" style:auto-text-indent="false"/>
      <style:text-properties officeooo:paragraph-rsid="0042aa19"/>
    </style:style>
    <style:style style:name="P46" style:family="paragraph" style:parent-style-name="List_20_Paragraph">
      <style:paragraph-properties fo:margin-left="0in" fo:margin-right="0in" fo:text-indent="0in" style:auto-text-indent="false"/>
      <style:text-properties officeooo:rsid="0042aa19" officeooo:paragraph-rsid="0042aa19"/>
    </style:style>
    <style:style style:name="P47" style:family="paragraph" style:parent-style-name="List_20_Paragraph">
      <style:paragraph-properties fo:margin-left="0in" fo:margin-right="0in" fo:text-indent="0in" style:auto-text-indent="false"/>
      <style:text-properties officeooo:rsid="004593c9" officeooo:paragraph-rsid="004593c9"/>
    </style:style>
    <style:style style:name="P48" style:family="paragraph" style:parent-style-name="List_20_Paragraph">
      <style:paragraph-properties fo:margin-left="0in" fo:margin-right="0in" fo:text-indent="0in" style:auto-text-indent="false"/>
      <style:text-properties officeooo:rsid="0046d71f" officeooo:paragraph-rsid="0046d71f"/>
    </style:style>
    <style:style style:name="P49" style:family="paragraph" style:parent-style-name="List_20_Paragraph">
      <style:paragraph-properties fo:margin-left="0in" fo:margin-right="0in" fo:text-indent="0in" style:auto-text-indent="false"/>
      <style:text-properties officeooo:rsid="0046d71f" officeooo:paragraph-rsid="00481a68"/>
    </style:style>
    <style:style style:name="P50" style:family="paragraph" style:parent-style-name="List_20_Paragraph">
      <style:paragraph-properties fo:margin-left="0in" fo:margin-right="0in" fo:text-indent="0in" style:auto-text-indent="false"/>
      <style:text-properties officeooo:rsid="004af320" officeooo:paragraph-rsid="004af320"/>
    </style:style>
    <style:style style:name="P51" style:family="paragraph" style:parent-style-name="List_20_Paragraph">
      <style:paragraph-properties fo:margin-left="0in" fo:margin-right="0in" fo:text-indent="0in" style:auto-text-indent="false"/>
      <style:text-properties officeooo:rsid="0051db0b" officeooo:paragraph-rsid="00578ee3"/>
    </style:style>
    <style:style style:name="P52" style:family="paragraph" style:parent-style-name="List_20_Paragraph">
      <style:paragraph-properties fo:margin-left="0in" fo:margin-right="0in" fo:text-indent="0in" style:auto-text-indent="false"/>
      <style:text-properties officeooo:rsid="0055d607" officeooo:paragraph-rsid="0055d607"/>
    </style:style>
    <style:style style:name="P53" style:family="paragraph" style:parent-style-name="List_20_Paragraph">
      <style:paragraph-properties fo:margin-left="0in" fo:margin-right="0in" fo:text-indent="0in" style:auto-text-indent="false"/>
      <style:text-properties officeooo:rsid="00578ee3" officeooo:paragraph-rsid="005b58de"/>
    </style:style>
    <style:style style:name="P54" style:family="paragraph" style:parent-style-name="List_20_Paragraph">
      <style:paragraph-properties fo:margin-left="0in" fo:margin-right="0in" fo:text-indent="0in" style:auto-text-indent="false"/>
      <style:text-properties officeooo:rsid="00225b38" officeooo:paragraph-rsid="00225b38"/>
    </style:style>
    <style:style style:name="P55" style:family="paragraph" style:parent-style-name="List_20_Paragraph">
      <style:paragraph-properties fo:margin-left="0in" fo:margin-right="0in" fo:text-indent="0in" style:auto-text-indent="false"/>
      <style:text-properties officeooo:rsid="00225b38" officeooo:paragraph-rsid="002357b6"/>
    </style:style>
    <style:style style:name="P56" style:family="paragraph" style:parent-style-name="List_20_Paragraph">
      <style:paragraph-properties fo:margin-left="0in" fo:margin-right="0in" fo:text-indent="0in" style:auto-text-indent="false"/>
      <style:text-properties fo:font-style="normal" officeooo:rsid="003f364e" officeooo:paragraph-rsid="003f364e" style:font-style-asian="normal" style:font-style-complex="normal"/>
    </style:style>
    <style:style style:name="P57" style:family="paragraph" style:parent-style-name="List_20_Paragraph">
      <style:paragraph-properties fo:margin-left="0in" fo:margin-right="0in" fo:text-indent="0in" style:auto-text-indent="false"/>
      <style:text-properties fo:font-style="normal" officeooo:rsid="003f6607" officeooo:paragraph-rsid="003f6607" style:font-style-asian="normal" style:font-style-complex="normal"/>
    </style:style>
    <style:style style:name="P58" style:family="paragraph" style:parent-style-name="List_20_Paragraph">
      <style:paragraph-properties fo:margin-left="0in" fo:margin-right="0in" fo:text-indent="0in" style:auto-text-indent="false"/>
      <style:text-properties fo:font-style="normal" officeooo:rsid="003f9c80" officeooo:paragraph-rsid="003f9c80" style:font-style-asian="normal" style:font-style-complex="normal"/>
    </style:style>
    <style:style style:name="P59" style:family="paragraph" style:parent-style-name="List_20_Paragraph">
      <style:paragraph-properties fo:margin-left="0in" fo:margin-right="0in" fo:text-indent="0in" style:auto-text-indent="false"/>
      <style:text-properties fo:font-style="normal" fo:font-weight="normal" officeooo:rsid="004593c9" officeooo:paragraph-rsid="004593c9" style:font-style-asian="normal" style:font-weight-asian="normal" style:font-style-complex="normal" style:font-weight-complex="normal"/>
    </style:style>
    <style:style style:name="P60" style:family="paragraph" style:parent-style-name="List_20_Paragraph">
      <style:paragraph-properties fo:margin-left="0in" fo:margin-right="0in" fo:text-indent="0in" style:auto-text-indent="false"/>
      <style:text-properties fo:font-style="normal" fo:font-weight="normal" officeooo:rsid="004593c9" officeooo:paragraph-rsid="0042f157" style:font-style-asian="normal" style:font-weight-asian="normal" style:font-style-complex="normal" style:font-weight-complex="normal"/>
    </style:style>
    <style:style style:name="P61" style:family="paragraph" style:parent-style-name="List_20_Paragraph">
      <style:paragraph-properties fo:margin-left="0in" fo:margin-right="0in" fo:text-indent="0in" style:auto-text-indent="false"/>
      <style:text-properties fo:font-style="normal" fo:font-weight="normal" officeooo:rsid="003f748e" officeooo:paragraph-rsid="003f6607" style:font-style-asian="normal" style:font-weight-asian="normal" style:font-style-complex="normal" style:font-weight-complex="normal"/>
    </style:style>
    <style:style style:name="P62" style:family="paragraph" style:parent-style-name="List_20_Paragraph">
      <style:paragraph-properties fo:margin-left="0in" fo:margin-right="0in" fo:text-indent="0in" style:auto-text-indent="false"/>
      <style:text-properties fo:font-style="normal" fo:font-weight="normal" officeooo:rsid="003f748e" officeooo:paragraph-rsid="003f748e" style:font-style-asian="normal" style:font-weight-asian="normal" style:font-style-complex="normal" style:font-weight-complex="normal"/>
    </style:style>
    <style:style style:name="P63" style:family="paragraph" style:parent-style-name="List_20_Paragraph">
      <style:paragraph-properties fo:margin-left="0in" fo:margin-right="0in" fo:text-indent="0in" style:auto-text-indent="false"/>
      <style:text-properties fo:font-style="normal" fo:font-weight="normal" officeooo:rsid="00278139" officeooo:paragraph-rsid="003f9c80" style:font-style-asian="normal" style:font-weight-asian="normal" style:font-style-complex="normal" style:font-weight-complex="normal"/>
    </style:style>
    <style:style style:name="P64" style:family="paragraph" style:parent-style-name="List_20_Paragraph">
      <style:paragraph-properties fo:margin-left="0in" fo:margin-right="0in" fo:text-indent="0in" style:auto-text-indent="false"/>
      <style:text-properties fo:font-style="normal" fo:font-weight="normal" officeooo:rsid="00278139" officeooo:paragraph-rsid="0042aa19" style:font-style-asian="normal" style:font-weight-asian="normal" style:font-style-complex="normal" style:font-weight-complex="normal"/>
    </style:style>
    <style:style style:name="P65" style:family="paragraph" style:parent-style-name="List_20_Paragraph">
      <style:paragraph-properties fo:margin-left="0in" fo:margin-right="0in" fo:text-indent="0in" style:auto-text-indent="false"/>
      <style:text-properties fo:font-style="normal" fo:font-weight="normal" officeooo:rsid="0042aa19" officeooo:paragraph-rsid="0042aa19" style:font-style-asian="normal" style:font-weight-asian="normal" style:font-style-complex="normal" style:font-weight-complex="normal"/>
    </style:style>
    <style:style style:name="P66" style:family="paragraph" style:parent-style-name="List_20_Paragraph">
      <style:paragraph-properties fo:margin-left="0in" fo:margin-right="0in" fo:text-indent="0in" style:auto-text-indent="false"/>
      <style:text-properties fo:font-style="normal" fo:font-weight="normal" officeooo:rsid="0042f157" officeooo:paragraph-rsid="0042f157" style:font-style-asian="normal" style:font-weight-asian="normal" style:font-style-complex="normal" style:font-weight-complex="normal"/>
    </style:style>
    <style:style style:name="P67" style:family="paragraph" style:parent-style-name="List_20_Paragraph">
      <style:paragraph-properties fo:margin-left="0in" fo:margin-right="0in" fo:text-indent="0in" style:auto-text-indent="false"/>
      <style:text-properties fo:font-style="normal" fo:font-weight="normal" officeooo:rsid="0046d71f" officeooo:paragraph-rsid="004593c9" style:font-style-asian="normal" style:font-weight-asian="normal" style:font-style-complex="normal" style:font-weight-complex="normal"/>
    </style:style>
    <style:style style:name="P68" style:family="paragraph" style:parent-style-name="List_20_Paragraph">
      <style:paragraph-properties fo:margin-left="0in" fo:margin-right="0in" fo:text-indent="0in" style:auto-text-indent="false"/>
      <style:text-properties fo:font-style="normal" fo:font-weight="normal" officeooo:rsid="00558744" officeooo:paragraph-rsid="00578ee3" style:font-style-asian="normal" style:font-weight-asian="normal" style:font-style-complex="normal" style:font-weight-complex="normal"/>
    </style:style>
    <style:style style:name="P69" style:family="paragraph" style:parent-style-name="Heading_20_1">
      <style:text-properties officeooo:rsid="0014ced1" officeooo:paragraph-rsid="0014ced1"/>
    </style:style>
    <style:style style:name="P70" style:family="paragraph" style:parent-style-name="Heading_20_4">
      <style:text-properties officeooo:rsid="00278139" officeooo:paragraph-rsid="00278139"/>
    </style:style>
    <style:style style:name="P71" style:family="paragraph" style:parent-style-name="Heading_20_4">
      <style:text-properties officeooo:rsid="002893cb" officeooo:paragraph-rsid="002893cb"/>
    </style:style>
    <style:style style:name="P72" style:family="paragraph" style:parent-style-name="Heading_20_4">
      <style:text-properties officeooo:rsid="002d16a0" officeooo:paragraph-rsid="002d16a0"/>
    </style:style>
    <style:style style:name="P73" style:family="paragraph" style:parent-style-name="Heading_20_4">
      <style:text-properties officeooo:rsid="0032fece" officeooo:paragraph-rsid="0032fece"/>
    </style:style>
    <style:style style:name="P74" style:family="paragraph" style:parent-style-name="Heading_20_4">
      <style:text-properties officeooo:rsid="003a17a0" officeooo:paragraph-rsid="003a17a0"/>
    </style:style>
    <style:style style:name="P75" style:family="paragraph" style:parent-style-name="Heading_20_4">
      <style:text-properties officeooo:rsid="003ba5e3" officeooo:paragraph-rsid="003ba5e3"/>
    </style:style>
    <style:style style:name="P76" style:family="paragraph" style:parent-style-name="Heading_20_4">
      <style:text-properties officeooo:rsid="003f364e" officeooo:paragraph-rsid="003f364e"/>
    </style:style>
    <style:style style:name="P77" style:family="paragraph" style:parent-style-name="Heading_20_4">
      <style:text-properties officeooo:rsid="003f364e" officeooo:paragraph-rsid="0042f157"/>
    </style:style>
    <style:style style:name="P78" style:family="paragraph" style:parent-style-name="Heading_20_4">
      <style:text-properties officeooo:rsid="003f6607" officeooo:paragraph-rsid="003f6607"/>
    </style:style>
    <style:style style:name="P79" style:family="paragraph" style:parent-style-name="Heading_20_4">
      <style:text-properties officeooo:rsid="003f6607" officeooo:paragraph-rsid="0042f157"/>
    </style:style>
    <style:style style:name="P80" style:family="paragraph" style:parent-style-name="Heading_20_4">
      <style:text-properties officeooo:rsid="0051db0b" officeooo:paragraph-rsid="0051db0b"/>
    </style:style>
    <style:style style:name="P81" style:family="paragraph" style:parent-style-name="Heading_20_4">
      <style:text-properties officeooo:rsid="0055d607" officeooo:paragraph-rsid="0055d607"/>
    </style:style>
    <style:style style:name="P82" style:family="paragraph" style:parent-style-name="Heading_20_4">
      <style:text-properties officeooo:rsid="00578ee3" officeooo:paragraph-rsid="00578ee3"/>
    </style:style>
    <style:style style:name="P83" style:family="paragraph" style:parent-style-name="Heading_20_2">
      <style:text-properties officeooo:paragraph-rsid="0014ced1"/>
    </style:style>
    <style:style style:name="P84" style:family="paragraph" style:parent-style-name="Heading_20_2">
      <style:text-properties officeooo:paragraph-rsid="001abbe0"/>
    </style:style>
    <style:style style:name="P85" style:family="paragraph" style:parent-style-name="Heading_20_2">
      <style:text-properties officeooo:paragraph-rsid="002357b6"/>
    </style:style>
    <style:style style:name="P86" style:family="paragraph" style:parent-style-name="Heading_20_2">
      <style:text-properties officeooo:paragraph-rsid="003f9c80"/>
    </style:style>
    <style:style style:name="P87" style:family="paragraph" style:parent-style-name="Heading_20_2">
      <style:text-properties officeooo:paragraph-rsid="00481a68"/>
    </style:style>
    <style:style style:name="P88" style:family="paragraph" style:parent-style-name="Heading_20_2">
      <style:text-properties officeooo:rsid="00667946" officeooo:paragraph-rsid="00667946"/>
    </style:style>
    <style:style style:name="P89" style:family="paragraph" style:parent-style-name="Heading_20_2">
      <style:text-properties officeooo:rsid="00760ba3" officeooo:paragraph-rsid="00760ba3"/>
    </style:style>
    <style:style style:name="P90" style:family="paragraph" style:parent-style-name="Heading_20_3">
      <style:text-properties officeooo:rsid="0014ced1" officeooo:paragraph-rsid="0014ced1"/>
    </style:style>
    <style:style style:name="P91" style:family="paragraph" style:parent-style-name="Heading_20_3">
      <style:text-properties officeooo:paragraph-rsid="00174c3d"/>
    </style:style>
    <style:style style:name="P92" style:family="paragraph" style:parent-style-name="Heading_20_3">
      <style:text-properties officeooo:rsid="0066db95" officeooo:paragraph-rsid="0066db95"/>
    </style:style>
    <style:style style:name="P93" style:family="paragraph" style:parent-style-name="Heading_20_3">
      <style:text-properties officeooo:rsid="006d9e8d" officeooo:paragraph-rsid="006d9e8d"/>
    </style:style>
    <style:style style:name="P94" style:family="paragraph" style:parent-style-name="Heading_20_3">
      <style:text-properties officeooo:rsid="006d9e8d" officeooo:paragraph-rsid="00721807"/>
    </style:style>
    <style:style style:name="P95" style:family="paragraph" style:parent-style-name="Standard" style:list-style-name="L1">
      <style:paragraph-properties fo:margin-top="0in" fo:margin-bottom="0.0835in" loext:contextual-spacing="false"/>
      <style:text-properties officeooo:rsid="00721807" officeooo:paragraph-rsid="00721807"/>
    </style:style>
    <style:style style:name="P96" style:family="paragraph" style:parent-style-name="Standard" style:list-style-name="L2">
      <style:paragraph-properties fo:margin-top="0in" fo:margin-bottom="0.0835in" loext:contextual-spacing="false"/>
      <style:text-properties officeooo:rsid="00769ccb" officeooo:paragraph-rsid="00769ccb"/>
    </style:style>
    <style:style style:name="P97" style:family="paragraph" style:parent-style-name="Heading_20_1" style:master-page-name="Standard">
      <style:paragraph-properties style:page-number="auto"/>
      <style:text-properties officeooo:rsid="005c77c5" officeooo:paragraph-rsid="005c77c5"/>
    </style:style>
    <style:style style:name="P98" style:family="paragraph" style:parent-style-name="List_20_Paragraph" style:list-style-name="WWNum5">
      <style:text-properties officeooo:paragraph-rsid="0014ced1"/>
    </style:style>
    <style:style style:name="P99" style:family="paragraph" style:parent-style-name="List_20_Paragraph" style:list-style-name="WWNum2">
      <style:text-properties officeooo:rsid="001d5024" officeooo:paragraph-rsid="001d5024"/>
    </style:style>
    <style:style style:name="P100" style:family="paragraph" style:parent-style-name="List_20_Paragraph" style:list-style-name="WWNum2">
      <style:text-properties officeooo:rsid="001d9882" officeooo:paragraph-rsid="001d9882"/>
    </style:style>
    <style:style style:name="P101" style:family="paragraph" style:parent-style-name="List_20_Paragraph" style:list-style-name="WWNum2">
      <style:text-properties officeooo:rsid="001e8ef2" officeooo:paragraph-rsid="001f4b77"/>
    </style:style>
    <style:style style:name="P102" style:family="paragraph" style:parent-style-name="List_20_Paragraph" style:list-style-name="WWNum2">
      <style:text-properties officeooo:rsid="001f4b77" officeooo:paragraph-rsid="00225b38"/>
    </style:style>
    <style:style style:name="P103" style:family="paragraph" style:parent-style-name="List_20_Paragraph" style:list-style-name="L3">
      <style:text-properties fo:font-style="normal" officeooo:rsid="003f6607" officeooo:paragraph-rsid="003f6607" style:font-style-asian="normal" style:font-style-complex="normal"/>
    </style:style>
    <style:style style:name="P104" style:family="paragraph" style:parent-style-name="List_20_Paragraph">
      <style:paragraph-properties fo:margin-left="0in" fo:margin-right="0in" fo:text-indent="0in" style:auto-text-indent="false"/>
      <style:text-properties officeooo:rsid="007c885d" officeooo:paragraph-rsid="00225b38"/>
    </style:style>
    <style:style style:name="P105" style:family="paragraph" style:parent-style-name="List_20_Paragraph">
      <style:paragraph-properties fo:margin-left="0in" fo:margin-right="0in" fo:text-indent="0in" style:auto-text-indent="false"/>
      <style:text-properties fo:font-style="normal" officeooo:rsid="003f6607" officeooo:paragraph-rsid="003f6607" style:font-style-asian="normal" style:font-style-complex="normal"/>
    </style:style>
    <style:style style:name="P106" style:family="paragraph" style:parent-style-name="List_20_Paragraph">
      <style:paragraph-properties fo:margin-left="0in" fo:margin-right="0in" fo:text-indent="0in" style:auto-text-indent="false"/>
      <style:text-properties fo:font-style="normal" officeooo:rsid="007f16b7" officeooo:paragraph-rsid="007f16b7" style:font-style-asian="normal" style:font-style-complex="normal"/>
    </style:style>
    <style:style style:name="P107" style:family="paragraph" style:parent-style-name="Heading_20_4">
      <style:text-properties officeooo:rsid="007c885d" officeooo:paragraph-rsid="007c885d"/>
    </style:style>
    <style:style style:name="T1" style:family="text">
      <style:text-properties officeooo:rsid="0014ced1"/>
    </style:style>
    <style:style style:name="T2" style:family="text">
      <style:text-properties fo:font-weight="bold" style:font-weight-asian="bold"/>
    </style:style>
    <style:style style:name="T3" style:family="text">
      <style:text-properties fo:font-weight="bold" officeooo:rsid="0014ced1" style:font-weight-asian="bold"/>
    </style:style>
    <style:style style:name="T4" style:family="text">
      <style:text-properties fo:font-weight="bold" officeooo:rsid="0015dcd3" style:font-weight-asian="bold"/>
    </style:style>
    <style:style style:name="T5" style:family="text">
      <style:text-properties fo:font-weight="bold" style:font-weight-asian="bold" style:font-weight-complex="bold"/>
    </style:style>
    <style:style style:name="T6" style:family="text">
      <style:text-properties fo:font-weight="bold" officeooo:rsid="00169a4a" style:font-weight-asian="bold" style:font-weight-complex="bold"/>
    </style:style>
    <style:style style:name="T7" style:family="text">
      <style:text-properties fo:font-weight="bold" officeooo:rsid="00174c3d" style:font-weight-asian="bold" style:font-weight-complex="bold"/>
    </style:style>
    <style:style style:name="T8" style:family="text">
      <style:text-properties fo:font-weight="bold" officeooo:rsid="00278139"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69a4a" style:font-style-asian="italic" style:font-style-complex="italic"/>
    </style:style>
    <style:style style:name="T11" style:family="text">
      <style:text-properties fo:font-style="italic" officeooo:rsid="002aacae" style:font-style-asian="italic" style:font-style-complex="italic"/>
    </style:style>
    <style:style style:name="T12" style:family="text">
      <style:text-properties fo:font-style="italic" officeooo:rsid="002d16a0" style:font-style-asian="italic" style:font-style-complex="italic"/>
    </style:style>
    <style:style style:name="T13" style:family="text">
      <style:text-properties fo:font-style="italic" officeooo:rsid="00344682"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78139" style:font-style-asian="italic" style:font-weight-asian="normal" style:font-style-complex="italic" style:font-weight-complex="normal"/>
    </style:style>
    <style:style style:name="T16" style:family="text">
      <style:text-properties fo:font-style="italic" fo:font-weight="normal" officeooo:rsid="003f748e" style:font-style-asian="italic" style:font-weight-asian="normal" style:font-style-complex="italic" style:font-weight-complex="normal"/>
    </style:style>
    <style:style style:name="T17" style:family="text">
      <style:text-properties fo:font-style="italic" fo:font-weight="normal" officeooo:rsid="003f9c80" style:font-style-asian="italic" style:font-weight-asian="normal" style:font-style-complex="italic" style:font-weight-complex="normal"/>
    </style:style>
    <style:style style:name="T18" style:family="text">
      <style:text-properties fo:font-style="italic" fo:font-weight="normal" officeooo:rsid="004b7956" style:font-style-asian="italic" style:font-weight-asian="normal" style:font-style-complex="italic" style:font-weight-complex="normal"/>
    </style:style>
    <style:style style:name="T19" style:family="text">
      <style:text-properties fo:color="#800080"/>
    </style:style>
    <style:style style:name="T20" style:family="text">
      <style:text-properties officeooo:rsid="0015dcd3"/>
    </style:style>
    <style:style style:name="T21" style:family="text">
      <style:text-properties officeooo:rsid="00169a4a"/>
    </style:style>
    <style:style style:name="T22" style:family="text">
      <style:text-properties fo:font-style="normal" style:font-style-asian="normal" style:font-style-complex="normal"/>
    </style:style>
    <style:style style:name="T23" style:family="text">
      <style:text-properties fo:font-style="normal" officeooo:rsid="002aacae" style:font-style-asian="normal" style:font-style-complex="normal"/>
    </style:style>
    <style:style style:name="T24" style:family="text">
      <style:text-properties fo:font-style="normal" officeooo:rsid="002d16a0" style:font-style-asian="normal" style:font-style-complex="normal"/>
    </style:style>
    <style:style style:name="T25" style:family="text">
      <style:text-properties fo:font-style="normal" officeooo:rsid="00344682" style:font-style-asian="normal" style:font-style-complex="normal"/>
    </style:style>
    <style:style style:name="T26" style:family="text">
      <style:text-properties fo:font-style="normal" officeooo:rsid="00348dc2" style:font-style-asian="normal" style:font-style-complex="normal"/>
    </style:style>
    <style:style style:name="T27" style:family="text">
      <style:text-properties fo:font-style="normal" officeooo:rsid="0036827b" style:font-style-asian="normal" style:font-style-complex="normal"/>
    </style:style>
    <style:style style:name="T28" style:family="text">
      <style:text-properties fo:font-style="normal" officeooo:rsid="0038661d" style:font-style-asian="normal" style:font-style-complex="normal"/>
    </style:style>
    <style:style style:name="T29" style:family="text">
      <style:text-properties fo:font-style="normal" officeooo:rsid="003ba5e3" style:font-style-asian="normal" style:font-style-complex="normal"/>
    </style:style>
    <style:style style:name="T30" style:family="text">
      <style:text-properties fo:font-style="normal" officeooo:rsid="003d0374" style:font-style-asian="normal" style:font-style-complex="normal"/>
    </style:style>
    <style:style style:name="T31" style:family="text">
      <style:text-properties fo:font-style="normal" officeooo:rsid="003f364e" style:font-style-asian="normal" style:font-style-complex="normal"/>
    </style:style>
    <style:style style:name="T32" style:family="text">
      <style:text-properties fo:font-style="normal" officeooo:rsid="003f748e" style:font-style-asian="normal" style:font-style-complex="normal"/>
    </style:style>
    <style:style style:name="T33" style:family="text">
      <style:text-properties fo:font-style="normal" officeooo:rsid="0042f157" style:font-style-asian="normal" style:font-style-complex="normal"/>
    </style:style>
    <style:style style:name="T34" style:family="text">
      <style:text-properties fo:font-style="normal" officeooo:rsid="004593c9" style:font-style-asian="normal" style:font-style-complex="normal"/>
    </style:style>
    <style:style style:name="T35" style:family="text">
      <style:text-properties fo:font-style="normal" officeooo:rsid="00796909"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78139" style:font-style-asian="normal" style:font-weight-asian="normal" style:font-style-complex="normal" style:font-weight-complex="normal"/>
    </style:style>
    <style:style style:name="T38" style:family="text">
      <style:text-properties fo:font-style="normal" fo:font-weight="normal" officeooo:rsid="003f748e" style:font-style-asian="normal" style:font-weight-asian="normal" style:font-style-complex="normal" style:font-weight-complex="normal"/>
    </style:style>
    <style:style style:name="T39" style:family="text">
      <style:text-properties fo:font-style="normal" fo:font-weight="normal" officeooo:rsid="003f9c80" style:font-style-asian="normal" style:font-weight-asian="normal" style:font-style-complex="normal" style:font-weight-complex="normal"/>
    </style:style>
    <style:style style:name="T40" style:family="text">
      <style:text-properties fo:font-style="normal" fo:font-weight="normal" officeooo:rsid="0040d181" style:font-style-asian="normal" style:font-weight-asian="normal" style:font-style-complex="normal" style:font-weight-complex="normal"/>
    </style:style>
    <style:style style:name="T41" style:family="text">
      <style:text-properties fo:font-style="normal" fo:font-weight="normal" officeooo:rsid="004593c9" style:font-style-asian="normal" style:font-weight-asian="normal" style:font-style-complex="normal" style:font-weight-complex="normal"/>
    </style:style>
    <style:style style:name="T42" style:family="text">
      <style:text-properties fo:font-style="normal" fo:font-weight="normal" officeooo:rsid="0046d71f" style:font-style-asian="normal" style:font-weight-asian="normal" style:font-style-complex="normal" style:font-weight-complex="normal"/>
    </style:style>
    <style:style style:name="T43" style:family="text">
      <style:text-properties fo:font-style="normal" fo:font-weight="normal" officeooo:rsid="004b7956" style:font-style-asian="normal" style:font-weight-asian="normal" style:font-style-complex="normal" style:font-weight-complex="normal"/>
    </style:style>
    <style:style style:name="T44" style:family="text">
      <style:text-properties fo:font-style="normal" fo:font-weight="normal" officeooo:rsid="004d2d3e" style:font-style-asian="normal" style:font-weight-asian="normal" style:font-style-complex="normal" style:font-weight-complex="normal"/>
    </style:style>
    <style:style style:name="T45" style:family="text">
      <style:text-properties fo:font-style="normal" fo:font-weight="normal" officeooo:rsid="004e61f6" style:font-style-asian="normal" style:font-weight-asian="normal" style:font-style-complex="normal" style:font-weight-complex="normal"/>
    </style:style>
    <style:style style:name="T46" style:family="text">
      <style:text-properties fo:font-style="normal" fo:font-weight="normal" officeooo:rsid="00500a85" style:font-style-asian="normal" style:font-weight-asian="normal" style:font-style-complex="normal" style:font-weight-complex="normal"/>
    </style:style>
    <style:style style:name="T47" style:family="text">
      <style:text-properties fo:font-style="normal" fo:font-weight="normal" officeooo:rsid="0053c083" style:font-style-asian="normal" style:font-weight-asian="normal" style:font-style-complex="normal" style:font-weight-complex="normal"/>
    </style:style>
    <style:style style:name="T48" style:family="text">
      <style:text-properties fo:font-style="normal" fo:font-weight="normal" officeooo:rsid="00558744" style:font-style-asian="normal" style:font-weight-asian="normal" style:font-style-complex="normal" style:font-weight-complex="normal"/>
    </style:style>
    <style:style style:name="T49" style:family="text">
      <style:text-properties fo:font-style="normal" fo:font-weight="normal" officeooo:rsid="0056ff03" style:font-style-asian="normal" style:font-weight-asian="normal" style:font-style-complex="normal" style:font-weight-complex="normal"/>
    </style:style>
    <style:style style:name="T50" style:family="text">
      <style:text-properties fo:font-style="normal" fo:font-weight="normal" officeooo:rsid="005838e0" style:font-style-asian="normal" style:font-weight-asian="normal" style:font-style-complex="normal" style:font-weight-complex="normal"/>
    </style:style>
    <style:style style:name="T51" style:family="text">
      <style:text-properties fo:font-style="normal" fo:font-weight="normal" officeooo:rsid="005a7e49" style:font-style-asian="normal" style:font-weight-asian="normal" style:font-style-complex="normal" style:font-weight-complex="normal"/>
    </style:style>
    <style:style style:name="T52" style:family="text">
      <style:text-properties fo:font-style="normal" fo:font-weight="normal" officeooo:rsid="00578ee3" style:font-style-asian="normal" style:font-weight-asian="normal" style:font-style-complex="normal" style:font-weight-complex="normal"/>
    </style:style>
    <style:style style:name="T53" style:family="text">
      <style:text-properties fo:font-style="normal" fo:font-weight="bold" officeooo:rsid="00278139" style:font-style-asian="normal" style:font-weight-asian="bold" style:font-style-complex="normal" style:font-weight-complex="bold"/>
    </style:style>
    <style:style style:name="T54" style:family="text">
      <style:text-properties fo:font-style="normal" fo:font-weight="bold" officeooo:rsid="004cc75e" style:font-style-asian="normal" style:font-weight-asian="bold" style:font-style-complex="normal" style:font-weight-complex="bold"/>
    </style:style>
    <style:style style:name="T55" style:family="text">
      <style:text-properties fo:font-weight="normal" officeooo:rsid="00169a4a" style:font-weight-asian="normal" style:font-weight-complex="normal"/>
    </style:style>
    <style:style style:name="T56" style:family="text">
      <style:text-properties fo:font-weight="normal" officeooo:rsid="00174c3d" style:font-weight-asian="normal" style:font-weight-complex="normal"/>
    </style:style>
    <style:style style:name="T57" style:family="text">
      <style:text-properties fo:font-weight="normal" officeooo:rsid="00278139" style:font-weight-asian="normal" style:font-weight-complex="normal"/>
    </style:style>
    <style:style style:name="T58" style:family="text">
      <style:text-properties fo:font-weight="normal" officeooo:rsid="003f9c80" style:font-weight-asian="normal" style:font-weight-complex="normal"/>
    </style:style>
    <style:style style:name="T59" style:family="text">
      <style:text-properties officeooo:rsid="00174c3d"/>
    </style:style>
    <style:style style:name="T60" style:family="text">
      <style:text-properties officeooo:rsid="001abbe0"/>
    </style:style>
    <style:style style:name="T61" style:family="text">
      <style:text-properties officeooo:rsid="001d5024"/>
    </style:style>
    <style:style style:name="T62" style:family="text">
      <style:text-properties officeooo:rsid="001fb57a"/>
    </style:style>
    <style:style style:name="T63" style:family="text">
      <style:text-properties officeooo:rsid="00225b38"/>
    </style:style>
    <style:style style:name="T64" style:family="text">
      <style:text-properties officeooo:rsid="002357b6"/>
    </style:style>
    <style:style style:name="T65" style:family="text">
      <style:text-properties officeooo:rsid="0026eff9"/>
    </style:style>
    <style:style style:name="T66" style:family="text">
      <style:text-properties officeooo:rsid="00278139"/>
    </style:style>
    <style:style style:name="T67" style:family="text">
      <style:text-properties officeooo:rsid="002893cb"/>
    </style:style>
    <style:style style:name="T68" style:family="text">
      <style:text-properties officeooo:rsid="00290d6b"/>
    </style:style>
    <style:style style:name="T69" style:family="text">
      <style:text-properties officeooo:rsid="002d16a0"/>
    </style:style>
    <style:style style:name="T70" style:family="text">
      <style:text-properties officeooo:rsid="003f9c80"/>
    </style:style>
    <style:style style:name="T71" style:family="text">
      <style:text-properties officeooo:rsid="004593c9"/>
    </style:style>
    <style:style style:name="T72" style:family="text">
      <style:text-properties officeooo:rsid="00493176"/>
    </style:style>
    <style:style style:name="T73" style:family="text">
      <style:text-properties officeooo:rsid="005cde5e"/>
    </style:style>
    <style:style style:name="T74" style:family="text">
      <style:text-properties officeooo:rsid="005ea67b"/>
    </style:style>
    <style:style style:name="T75" style:family="text">
      <style:text-properties officeooo:rsid="00667946"/>
    </style:style>
    <style:style style:name="T76" style:family="text">
      <style:text-properties officeooo:rsid="006889bb"/>
    </style:style>
    <style:style style:name="T77" style:family="text">
      <style:text-properties officeooo:rsid="006d9e8d"/>
    </style:style>
    <style:style style:name="T78" style:family="text">
      <style:text-properties officeooo:rsid="006e3a05"/>
    </style:style>
    <style:style style:name="T79" style:family="text">
      <style:text-properties officeooo:rsid="00721807"/>
    </style:style>
    <style:style style:name="T80" style:family="text">
      <style:text-properties officeooo:rsid="00730f04"/>
    </style:style>
    <style:style style:name="T81" style:family="text">
      <style:text-properties officeooo:rsid="00796a49"/>
    </style:style>
    <style:style style:name="T82" style:family="text">
      <style:text-properties officeooo:rsid="007a9a3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text:span text:style-name="T75">Les s</text:span>alles <text:span text:style-name="T75">de discussion</text:span></text:h>
      <text:p text:style-name="P3"/>
      <text:p text:style-name="P7">L'application Chator étant une application de messagerie instantanée <text:span text:style-name="T73">elle </text:span>permet à ses utilisateurs d'échanger des messages. <text:span text:style-name="T74">Ces messages sont échangés à l'intérieur de "salles de discussion" on utilisera le terme "salle" pour faire plus court.</text:span></text:p>
      <text:p text:style-name="P7"/>
      <text:h text:style-name="P88" text:outline-level="2">Le concept</text:h>
      <text:p text:style-name="P9"/>
      <text:p text:style-name="P8">Une salle s'apparente à un groupe de discussion. Les utilisateurs membres d'une salle voient les messages échangés au sein de celle-ci et peuvent eux-même écrire des messages à l'intérieure, que les autres utilisateurs veront également s'afficher. <text:span text:style-name="T75">Ils peuvent également éditer et supprimer les messages qu'ils ont écrits.</text:span></text:p>
      <text:p text:style-name="P8"/>
      <text:h text:style-name="P92" text:outline-level="3">Salle publique et salle privée</text:h>
      <text:p text:style-name="P12">Les salles peuvent être de deux types : publique ou privée.</text:p>
      <text:p text:style-name="P12"><text:s/><text:span text:style-name="T76">Les salles publiques peuvent être rejointes à tout moment par n'importe quel utilisateur. De plus, les messages échangés au sein d'une salle seront stocké "en clair" dans la base de données.</text:span></text:p>
      <text:p text:style-name="P13">Les salles privées se distingues des salles publiques sur deux plans. L'adhésion de nouveau membres et le stockage des messages. </text:p>
      <text:p text:style-name="P13">Les messages d'une salle privée sont échangés entre les clients et stockés sur le serveur de manière chiffrée. Seuls les membres d'une salle peuvent déchiffrer les messages de la salle.</text:p>
      <text:p text:style-name="P14">De plus la politique d'admission de nouveau membre au sein d'une salle privée est plus restrictive. Il existe deux possibilités : Soit la salle est visible, soit elle n'est joignable que sur invitation.</text:p>
      <text:p text:style-name="P14">Les salles privées visibles sont visibles de tous les utilisateurs lorsque ceux-ci cherchent une nouvelle salle à rejoindre. Ils peuvent alors envoyer une demande d'admission à la salle et les administrateurs (le concept d'administrateur est expliqué ci-après), de celle-ci peuvent soit accepté soit refusé la demande. <text:span text:style-name="T77">Si la demande est acceptée l'utilisateur devient membre de la salle.</text:span></text:p>
      <text:p text:style-name="P15">Les salles privées joignables sur invitation ne sont pas visibles des utilisateurs. Seuls les administrateurs de ces salles peuvent ajouter de nouveaux membres.</text:p>
      <text:p text:style-name="P16">Dans tout les cas un utilisateur est libre de quitter une salle à tout moment. <text:span text:style-name="T78">Une salle qui n'a plus d'utilisateur est supprimée.</text:span></text:p>
      <text:h text:style-name="P93" text:outline-level="3">Les administrateurs</text:h>
      <text:p text:style-name="P15">Toute salle possède au moins un administrateur et peut en posséder autant qu'il y a de membres dans la salle. </text:p>
      <text:p text:style-name="P15">Un administrateur est un membre de la salle qui possède plus de droits que les autres. Il peut éditer la salle (modifications des attributs cf. Infra) ajouter des membres (que se soit dans les salles publiques ou privées. Il s'agit du seul moyen d'ajouter des membres dans une salle privée joignable sur invitation) ou en enlever. <text:span text:style-name="T81">Pour les salles privées visibles, c'est l'administrateur qui peut décider d'accepter ou non une demande d'adhésion d'un utilisateur. </text:span><text:s/>Il peut également décider de supprimer la salle. </text:p>
      <text:h text:style-name="P94" text:outline-level="3">Les <text:span text:style-name="T79">attributs d'une salle</text:span></text:h>
      <text:p text:style-name="P17">Toutes les salles sont caractérisées par <text:span text:style-name="T80">ces mêmes</text:span> attributs :</text:p>
      <text:list xml:id="list726501231275651367" text:style-name="L1">
        <text:list-item>
          <text:p text:style-name="P95"><text:soft-page-break/>Leurs membres. </text:p>
        </text:list-item>
        <text:list-item>
          <text:p text:style-name="P95">Leurs administrateurs.</text:p>
        </text:list-item>
        <text:list-item>
          <text:p text:style-name="P95">Leur nom. C'est celui qui s'affichera dans l'interface principale ainsi que lors de la recherche des salles.</text:p>
        </text:list-item>
        <text:list-item>
          <text:p text:style-name="P95">Leur logo. Il s'agit d'une image qui sera affichée à côté de leur nom dans l'interface princiaple.</text:p>
        </text:list-item>
        <text:list-item>
          <text:p text:style-name="P95">Le nombre de messages stockés. Il s'agit de l'historique de message conservé sur le serveur. Ces messages seront visibles par les utilisateur à leur connexion, même s'il n'était pas là au moment où ils ont été écrits.</text:p>
        </text:list-item>
      </text:list>
      <text:p text:style-name="P18">Ce sont ces attributs qui peuvent être modifiés par les administrateurs. La visibilité d'une salle ne peut pas être modifiée.</text:p>
      <text:h text:style-name="P89" text:outline-level="2">Mise en oeuvre</text:h>
      <text:p text:style-name="P10"/>
      <text:p text:style-name="P19">Les salles sont stockées et manipulées par l'application sous deux formes distinctes :</text:p>
      <text:list xml:id="list6552249542359930668" text:style-name="L2">
        <text:list-item>
          <text:p text:style-name="P96">En tant que lignes d'une table dans la base de données du serveur (cf. la documentation de la BDD pour plus d'informations).</text:p>
        </text:list-item>
        <text:list-item>
          <text:p text:style-name="P96">En tant qu'objet <text:span text:style-name="T9">ModelRoom</text:span><text:span text:style-name="T22"> au niveau du programme (cf. le fichier </text:span><text:span text:style-name="T9">modelChator.h</text:span><text:span text:style-name="T22"> où la classe est définie pour plus d'informations sur les champs et méthodes de cette classe).</text:span></text:p>
        </text:list-item>
      </text:list>
      <text:p text:style-name="P20"><text:span text:style-name="T22">Du côté du serveur les salles sont stockées dans la BDD. Elles sont parfois manipulées comme </text:span><text:span text:style-name="T9">ModelRoom</text:span><text:span text:style-name="T22"> lors de certaines procédures avec les clients.</text:span></text:p>
      <text:p text:style-name="P20"><text:span text:style-name="T22">Du côté des clients les salles sont stockées comme </text:span><text:span text:style-name="T9">ModelRoom</text:span><text:span text:style-name="T22"> </text:span><text:span text:style-name="T35">d</text:span><text:span text:style-name="T22">an</text:span><text:span text:style-name="T35">s</text:span><text:span text:style-name="T22"> le modèle général de l'application (</text:span><text:span text:style-name="T9">ModelChator</text:span><text:span text:style-name="T22">).</text:span></text:p>
      <text:h text:style-name="P69" text:outline-level="1">Module Room</text:h>
      <text:p text:style-name="P1"/>
      <text:p text:style-name="P4">Ce module gère les principales actions concernant les salles de discussion, c'est-à-dire la création de nouvelles salles, l'édition de salles déjà existantes et l'adhésion <text:span text:style-name="T64">d'un </text:span>utilisateur à une salle. Toutes ces actions sont appelées depuis le module Chat, <text:span text:style-name="T64">le module Room</text:span> se chargeant de les implémenter. À noter toutefois que le départ <text:span text:style-name="T65">d'un utilisateur</text:span> d'une salle se fait directement depuis le module Chat, s'agissant d'une opération légère et concernant plus l'utilisateur que la salle.</text:p>
      <text:p text:style-name="P4"/>
      <text:h text:style-name="P83" text:outline-level="2">Acteurs du module</text:h>
      <text:p text:style-name="P5">Il s'agit d'une présentation succinte des fonctionnalités des principales classes de ce module. Pour des précisions plus techniques, se référer aux commentaires et entêtes du code source.</text:p>
      <text:h text:style-name="P90" text:outline-level="3">ControllerRoom</text:h>
      <text:p text:style-name="P11">Il s’agit du contrôleur du module. Il gère notamment les interactions entre le modèle (<text:span text:style-name="T2">ModeleChator</text:span>), l<text:span text:style-name="T1">es</text:span> vue<text:span text:style-name="T1">s</text:span> (<text:span text:style-name="T3">ViewRoom et ViewJoin</text:span>) et le serveur, <text:span text:style-name="T1">il est donc au centre de ce module.</text:span><text:line-break/>Il est créé dans l<text:span text:style-name="T21">a fonction </text:span><text:span text:style-name="T10">main </text:span>de l’application, en même temps que tous les autres contrôleurs, et devient actif directement après qu’une demande de connexion ait été validée par le serveur.</text:p>
      <text:p text:style-name="P21">Il connaît, par attributs privés : </text:p>
      <text:list xml:id="list8596527012106099362" text:style-name="WWNum5">
        <text:list-item>
          <text:p text:style-name="P98">S<text:span text:style-name="T20">es</text:span> (<text:span text:style-name="T4">ViewRoom et ViewJoin)</text:span></text:p>
        </text:list-item>
        <text:list-item>
          <text:p text:style-name="P98">Le modèle (<text:span text:style-name="T2">ModeleChator</text:span>).</text:p>
        </text:list-item>
        <text:list-item>
          <text:p text:style-name="P98"><text:soft-page-break/>Un objet de type « pointeur sur <text:span text:style-name="T19">ModelUser</text:span> » représentant l’utilisateur courant (connecté) qui a été paramétré lors de la connexion de ce dernier.</text:p>
        </text:list-item>
        <text:list-item>
          <text:p text:style-name="P98">Les différents objets en rapport avec la communication avec le serveur.</text:p>
        </text:list-item>
        <text:list-item>
          <text:p text:style-name="P98">L’objet <text:span text:style-name="T2">Cryptor</text:span> <text:span text:style-name="T20">fournissant les fonctionnalités sécuritaires (génération de clés et chiffrement de celles-ci).</text:span></text:p>
        </text:list-item>
      </text:list>
      <text:h text:style-name="P91" text:outline-level="3">ViewChat</text:h>
      <text:p text:style-name="P6">Il s’agit de l<text:span text:style-name="T21">'une des deux vues du module</text:span>. <text:span text:style-name="T21">Elle est lancée par le controlleur (</text:span><text:span text:style-name="T6">ControllerRoom</text:span><text:span text:style-name="T7">)</text:span><text:span text:style-name="T55"> sur demande du module Chat. Elle fournit l'interface graphique pour la création et l'édition des salles. </text:span></text:p>
      <text:p text:style-name="P2">Son but principal est d’afficher les <text:span text:style-name="T21">données composant une salle et de fournir une interface pour les modififer (édtition) ou les compléter (création).</text:span></text:p>
      <text:p text:style-name="P2"/>
      <text:h text:style-name="P91" text:outline-level="3">View<text:span text:style-name="T59">Join</text:span></text:h>
      <text:p text:style-name="P6">Il s’agit de <text:span text:style-name="T59">l'autre vue du module</text:span>. <text:span text:style-name="T21">Elle est lancée par le controlleur (</text:span><text:span text:style-name="T6">ControllerRoom</text:span><text:span text:style-name="T7">)</text:span><text:span text:style-name="T55"> sur demande du module Chat. Elle fournit l'interface graphique pour l</text:span><text:span text:style-name="T56">a demande d'adhésion à une salle.</text:span><text:span text:style-name="T55">. </text:span></text:p>
      <text:p text:style-name="P2">Son but principal est d<text:span text:style-name="T59">'afficher les salles existantes et fournir l'interface pour rejoindre l'une de ces salles.</text:span></text:p>
      <text:p text:style-name="P2"/>
      <text:h text:style-name="P84" text:outline-level="2">Détails sur l’interface <text:span text:style-name="T60">graphique</text:span></text:h>
      <text:p text:style-name="P22">Contrairement aux autres modules l'interface du module Room n'a pas été réalisé à l'aide de l'outil du générateur intégré à l’IDE Qt Creator. Toutefois elle est également codée en Qt et, en conséquence, n'est pas différentes des autres, si ce n'est que tout est contenu dans les fichiers <text:span text:style-name="T9">.h</text:span> et <text:span text:style-name="T9">.cpp</text:span> des vues sans fichier .<text:span text:style-name="T9">ui</text:span>.</text:p>
      <text:p text:style-name="P22"/>
      <text:p text:style-name="P23">Les remarques techniques se trouvant dans la documentation du module Chat sont donc largement valide pour ce module et ne seront pas répétée ici.</text:p>
      <text:p text:style-name="P23"/>
      <text:h text:style-name="P27" text:outline-level="3">Vue d'édition/création.</text:h>
      <text:p text:style-name="P24"/>
      <text:p text:style-name="P24">SCREENSHOT <text:span text:style-name="T82">CRÉATION</text:span></text:p>
      <text:p text:style-name="P24"/>
      <text:p text:style-name="P25">Cette interface est globalement la même lors de l'édition ou de la création de la salle. Seul le label de certains boutons et le titre de la fenêtre changeant <text:span text:style-name="T61">d'un cas à l'autre.</text:span></text:p>
      <text:p text:style-name="P25"/>
      <text:p text:style-name="P26">On peut distinguer quatre parties différentes dans cette interfaces :</text:p>
      <text:p text:style-name="P25"/>
      <text:list xml:id="list443898913385391946" text:style-name="WWNum2">
        <text:list-item>
          <text:p text:style-name="P99">La partie "formulaire" où l'utilisateur peut entrer une partie des information (le nom de la salle, le nombre de message qui seront stockés sur le serveur et le logo de la salle) dans les champs de textes appropriés.<text:line-break/>Lors de la création d'une salle tous ces champs sont vides. En cas d'édition ces champs sont remplis par les informations actuelles de la salle, à l'exception du champ indiquant le chemin de l'image. En effet, celle-ci n'est peut-être pas située sur la machine de l'utilisateur modifiant la salle, ce champ n'est donc utilisé que si ce dernier souhaite modifier l'image.<text:line-break/></text:p>
        </text:list-item>
        <text:list-item>
          <text:p text:style-name="P100">La partie "membes" où l'utilisateur peut ajouter les membres à la salle ou les enlever, ainsi que modifier leur droits dans la salle. <text:line-break/>Le champ de texte permet d'entrer le nom d'un utilisateur et le bouton "Ajouter" se situant à côté permet de l'ajouter à la salle.</text:p>
          <text:p text:style-name="P100">La liste se situant en dessous permet d'afficher les membres actuels de la salle. Ceux ayant des droits d'administration sont affichés en gras.</text:p>
          <text:p text:style-name="P100"><text:soft-page-break/>Les deux boutons "Enlever" et "Admin" se situant en dessous de la liste permettent d'effectuer des actions sur le membre actuellement sélectionné dans la liste (s'il y en a un). Le bouton "Enlever" enlève un membre de la salle et le bouton "Admin" de changer les droits du membre (admin -&gt; utilisateur normal ou utilisateur normal -&gt; admin).<text:line-break/>Lors de la création d'une salle l'utilsateur créant la salle est automatiquement ajouté dans la liste des utilisateurs en tant qu'administratuer de la salle. Lors de l'édition les utilisateurs actuels sont ajoutés à la liste avec leurs droits actuels.<text:line-break/></text:p>
        </text:list-item>
        <text:list-item>
          <text:p text:style-name="P101">La partie "visibilité". Les cases à cochés permettet d'indiquer si la salle est publique ou si elle est privée. Dans le second cas l'utilisateur peut choisir si la salle est visible de tous ou non. <text:span text:style-name="T62">Par défaut une salle est publique et visible si elle est privée. Cette partie est désactivée lors de l'édition d'une salle.</text:span><text:line-break/></text:p>
        </text:list-item>
        <text:list-item>
          <text:p text:style-name="P102">Les deux boutons du bas de la fenêtre. Le bouton "Annuler" permettant d'annuler l'action en cours (la salle ne sera pas créée ou modifiée) et l'autre bouton permettant de valider la création ou la modification de la salle.</text:p>
        </text:list-item>
      </text:list>
      <text:p text:style-name="P104"><text:span text:style-name="T22"/></text:p>
      <text:h text:style-name="P28" text:outline-level="3">Vue d<text:span text:style-name="T63">'adhésion</text:span></text:h>
      <text:p text:style-name="P29"/>
      <text:p text:style-name="P54">SCREENSHOT <text:span text:style-name="T82">ADHÉSION</text:span></text:p>
      <text:p text:style-name="P29"/>
      <text:p text:style-name="P55">Cette interface est relativement simple. Elle est constituée d'un champ de texte permettant de rechercher une salle selon son nom, d'une liste de salle, contenant toutes les salles dont l'utilisateur n'est pas membre qui sont soit publiques soit privées et visibles (celles-ci s'affichent en gras) et de deux boutons permettant soit d'annuler l'action soit d'envoyer la demande d'admission à la salle sélectionnée dans la lite.</text:p>
      <text:p text:style-name="P30"/>
      <text:p text:style-name="P30"/>
      <text:p text:style-name="P30"/>
      <text:h text:style-name="P85" text:outline-level="2">Procédure <text:span text:style-name="T64">de création</text:span></text:h>
      <text:p text:style-name="P31"><text:span text:style-name="T66">Le </text:span><text:span text:style-name="T8">ControllerChat</text:span><text:span text:style-name="T57"> du module Chat indique au </text:span><text:span text:style-name="T8">ControllerRoom</text:span><text:span text:style-name="T57"> du module Room lorsqu'un utilisateur souhaite créer une nouvelle salle en appelant la méthode </text:span><text:span text:style-name="T15">showViewRoom()</text:span><text:span text:style-name="T37"> de ce dernier. Le </text:span><text:span text:style-name="T53">ControllerRoom</text:span><text:span text:style-name="T37"> intialise alors une nouvelle vue (</text:span><text:span text:style-name="T53">ViewRoom</text:span><text:span text:style-name="T37">) l'affiche et ajoute l'utilisateur comme administrateur par défaut de la salle.</text:span></text:p>
      <text:p text:style-name="P31"/>
      <text:p text:style-name="P32">Celui-ci peut alors préciser les différents attributs de la salle.</text:p>
      <text:h text:style-name="P70" text:outline-level="4"><text:span text:style-name="T67">N</text:span>om de la salle</text:h>
      <text:p text:style-name="P33"><text:span text:style-name="T66">Le premier champ de texte permet d'indiquer le nom de la salle (maximum de 32 caractères). L'objet </text:span><text:span text:style-name="T11">QlineEdit</text:span><text:span text:style-name="T23"> permet de fixer la taille maximum du texte contenant à l'intéreieur.</text:span></text:p>
      <text:h text:style-name="P71" text:outline-level="4">Nombre <text:span text:style-name="T68">maximum </text:span>de message</text:h>
      <text:p text:style-name="P34">Le second champ permet d'indiquer le nombre de messages stockés sur le serveur. Il peut être de 0 au minimum jusqu'à un maximum de 10'000. <text:span text:style-name="T69">L'utilisateur peut directement entrer le nombre souhaiter ou utiliser les flèches sur le côté pour incrémenter ou décrémenter le nombre par 50.</text:span></text:p>
      <text:p text:style-name="P35"><text:span text:style-name="T69">L'ojet utilisé pour cette valeur est une </text:span><text:span text:style-name="T12">QSpinBox</text:span><text:span text:style-name="T24">, elle permet de s'assuer que le champ ne contienne que des chiffres et que le nombre ne dépasse pas les bornes fixées.</text:span></text:p>
      <text:h text:style-name="P72" text:outline-level="4"><text:soft-page-break/>Logo de la salle</text:h>
      <text:p text:style-name="P36">Le champ de texte permet d'indiquer le chemin de l'image désirée comme logo de la salle(maximum de 256 caractères).</text:p>
      <text:h text:style-name="P73" text:outline-level="4">Ajout d'un membre dans la salle</text:h>
      <text:p text:style-name="P37"><text:span text:style-name="T23">L</text:span><text:span text:style-name="T22">e champ de texte permet d'entrer le pseudonyme d'un utilisateur (maximum de 16 caractères). </text:span></text:p>
      <text:p text:style-name="P37"><text:span text:style-name="T22">Lors de l'appui du bouton d'ajout, une requête est envoyée au serveur pour vérifier si le pseudonyme <text:s/>existe. Si ce n'est pas le cas une fenêtre jaillissante en informe l'utilisateur. Sinon l'utilisateur est ajouté à la liste située en dessous. Par défaut les utilisateurs ajouté ne disposent pas des droits d'administrateur sur la salle. </text:span><text:span text:style-name="T25">Un utilisateur ne sera ajouté qu'une seule fois à la salle. En effet, la vue <text:s/>garde les utilisateurs de la salle dans </text:span><text:span text:style-name="T27">une</text:span><text:span text:style-name="T25"> </text:span><text:span text:style-name="T13">QMap </text:span><text:span text:style-name="T28">(ce n'est pas le modèle qui stocke cette liste car ele n'est que temporaire, la salle n'existant pas encore, les données du modèles sont celles partagées par tous les utilisateurs de l'application </text:span><text:span text:style-name="T29">et il serait trop lourd de communiqué ces données à travers le serveur, surtout si la salle n'est finalement pas crée</text:span><text:span text:style-name="T28">) a</text:span><text:span text:style-name="T25">vec comme clé leur identifiant et comme valeur leurs clé</text:span><text:span text:style-name="T26">s</text:span><text:span text:style-name="T25">. Une seule valeur par clé étant possible il ne peut y avoir </text:span><text:span text:style-name="T26">plusieurs</text:span><text:span text:style-name="T25"> fois le même utilisateur.</text:span></text:p>
      <text:h text:style-name="P74" text:outline-level="4">Changement des droits d'un utilisateur</text:h>
      <text:p text:style-name="P38"><text:span text:style-name="T23">L</text:span><text:span text:style-name="T22">ors de l'appui du bouton "Admin" de la vue, si un utlisateur a été sélectionné dans la liste (un seul utilisateur peut être sélectionné à la fois), ses droits sont modifiés. S'il était administrateur de la salle il devient un utilisateur normal et vice-versa. Au niveau de la vue, un administrateur est affiché en gras et les autres normalement. En interne la vue dispose de la liste d'utilisateurs de la salle ainsi que celle des administrateurs (se référer à l'ajout d'un membre de la salle pour une explication sur pourquoi la vue stocke ces information et non le modèle).</text:span></text:p>
      <text:h text:style-name="P75" text:outline-level="4">Suppression d'un utilisateur de la salle</text:h>
      <text:p text:style-name="P39"><text:span text:style-name="T22">Il ne s'agit bien évidemment pas d'une suppression physique de la personne mais bien de la suppression de l'utilisateur de la salle en cours de création. </text:span><text:span text:style-name="T30">Lors de l'appui du bouton "Enlever" l'utilisateur sélectionné (s'il y en a un) est enlevé de la liste des utili</text:span><text:span text:style-name="T31">sateurs. Il ne sera donc pas ajouté à la salle lors de sa création.</text:span></text:p>
      <text:h text:style-name="P76" text:outline-level="4">Choix de la visibilité de la salle</text:h>
      <text:p text:style-name="P56">La case cochable "Salle privée" permet à l'utilisateur d'indiquer qu'il souhaite créer une salle privée. Par défaut la case est décochée. Les deux "boutons radio" sont alors activé et permettent à l'utilisateur de spécifier s'il désire que la salle privée soit visible par tous ou seulement rejoignable sur invitation.Les deux boutons sont mutuellement exclusifs et un seul peut être sélectionnée. Par défaut une salle privée sera visible.</text:p>
      <text:h text:style-name="P78" text:outline-level="4">Annulation de la création de la salle</text:h>
      <text:p text:style-name="P43"><text:span text:style-name="T22">L'utilisateur peut à tout moment chosir d'annuler la création en cours en appuyant sur le bouton </text:span><text:span text:style-name="T52">"Annuler"de la vue, </text:span><text:span text:style-name="T51">en appuyant sur le bouton en forme de croix de la fenêtre, en utilisant le raccourci "Alt- + F4"</text:span><text:span text:style-name="T22">. La vue sera alors fermée et détruite. La salle ne sera bien entendu pas crée.</text:span></text:p>
      <text:h text:style-name="P78" text:outline-level="4">Création de la salle</text:h>
      <text:p text:style-name="P40"><text:span text:style-name="T22">Le bouton "Cr</text:span><text:span text:style-name="T34">éer</text:span><text:span text:style-name="T22">" permet à l'utilisateur de créer la salle. Le controlleur récupère alors les valeurs de la vue et vérifie que la salle soit valide. Il vérifie en particulier :</text:span></text:p>
      <text:p text:style-name="P57"/>
      <text:list xml:id="list1644757472626374656" text:style-name="L3">
        <text:list-item>
          <text:p text:style-name="P103">Que la salle ait un nom.</text:p>
        </text:list-item>
        <text:list-item>
          <text:p text:style-name="P103">Que si un chemin a été précisé pour le logo il soit mène à une image valide.</text:p>
        </text:list-item>
        <text:list-item>
          <text:p text:style-name="P103"><text:soft-page-break/>Que la salle contienne au moins un utilisateur et au moins un administrateur.</text:p>
        </text:list-item>
      </text:list>
      <text:p text:style-name="P57"/>
      <text:p text:style-name="P57">Si une de ces conditions n'est pas respectée le controlleur en informe l'utilisateur au moyen d'un message d'information à l'intérieur d'une fenêtre jaillissante. </text:p>
      <text:p text:style-name="P57"/>
      <text:p text:style-name="P106">SCREENSHOT DE LA POPUP</text:p>
      <text:p text:style-name="P57"/>
      <text:p text:style-name="P58">Si le champ du logo de la salle est laissé vide par l'utilisateur, une image vide est crée et le serveur attribuera le logo par défaut à la salle.</text:p>
      <text:p text:style-name="P57"/>
      <text:p text:style-name="P42"><text:span text:style-name="T22">Si toutes les informations sont juste le controlleur crée un objet de type </text:span><text:span text:style-name="T14">ModelRoom, </text:span><text:span text:style-name="T41"><text:s/>avec un identifiant valant '0' et une clé vide.</text:span></text:p>
      <text:p text:style-name="P59"/>
      <text:p text:style-name="P42"><text:span text:style-name="T22">Si la salle est privée, le controlleur génère une clé AES pour le chiffrement des messages spécifique à la salle. Il transmet ensuite une demande au serveur pour obtenir les clés publiques de tous les utilisateurs de la salle, en lui indiquant leurs identifiants. Le serveur transmet alors les clés publiques au controlleur qui se charge de chiffr</text:span><text:span text:style-name="T32">er</text:span><text:span text:style-name="T22"> la clé AES à l'aide des différentes clés publiques (une fois pour chaque utilisateur).</text:span><text:span text:style-name="T32"> Le </text:span><text:span text:style-name="T16">ModelRoom</text:span><text:span text:style-name="T38"> est ensuite transmis au serveur ainsi qu'une </text:span><text:span text:style-name="T16">QMap </text:span><text:span text:style-name="T38">contenant les identifiants et la clé chiffrée correspondante de tous les utilisateurs, ainsi qu'un booléen indiquant qu'il s'agit d'une nouvelle salle.</text:span></text:p>
      <text:p text:style-name="P61"/>
      <text:p text:style-name="P62">Le serveur traite alors le paquet. Il stocke la nouvelle salle dans la base de donnée et ajoute la clé de la salle, chiffrée, dans les trousseau respectifs des utilisateurs. Il transmet alors aux utilisateurs connectés la nouvelle salle. Le module Chat se chargeant de la réception de la nouvelle salle.</text:p>
      <text:h text:style-name="P86" text:outline-level="2">Procédure <text:span text:style-name="T70">d'édition</text:span></text:h>
      <text:p text:style-name="P44"><text:span text:style-name="T66">Le </text:span><text:span text:style-name="T8">ControllerChat</text:span><text:span text:style-name="T57"> du module Chat indique au </text:span><text:span text:style-name="T8">ControllerRoom</text:span><text:span text:style-name="T57"> du module Room lorsqu'un utilisateur souhaite </text:span><text:span text:style-name="T58">éditer</text:span><text:span text:style-name="T57"> salle en appelant la méthode </text:span><text:span text:style-name="T15">showViewRoom(</text:span><text:span text:style-name="T17">roomId</text:span><text:span text:style-name="T15">)</text:span><text:span text:style-name="T37"> de ce dernier. Le </text:span><text:span text:style-name="T53">ControllerRoom</text:span><text:span text:style-name="T37"> intialise alors une nouvelle vue (</text:span><text:span text:style-name="T53">ViewRoom</text:span><text:span text:style-name="T37">) l'affiche et </text:span><text:span text:style-name="T39">rempli les différents champs de la vue avec les valeurs de la salle. Il conserver également l'identifiant de salle en mémoire.</text:span></text:p>
      <text:p text:style-name="P63"/>
      <text:p text:style-name="P45"><text:span text:style-name="T40">L'utilisateur</text:span><text:span text:style-name="T37"> peut alors </text:span><text:span text:style-name="T40">modifier</text:span><text:span text:style-name="T37"> les différents attributs de la salle.</text:span></text:p>
      <text:p text:style-name="P64"/>
      <text:p text:style-name="P46"><text:span text:style-name="T37">G</text:span><text:span text:style-name="T36">lobalement la procédure reste la même que pour la création de la salle. Ne seront donc préciser ici que les différence par rapport à cette dernière procédure.</text:span></text:p>
      <text:p text:style-name="P65"/>
      <text:h text:style-name="P77" text:outline-level="4">Choix de la visibilité de la salle</text:h>
      <text:p text:style-name="P66">Il n'est pas possible de modifier la visibilité d'une salle une fois celle-ci créée. Les boutons concernant ces action sont donc désactivé dans la vue lors de l'édition de salle.</text:p>
      <text:h text:style-name="P79" text:outline-level="4">Annulation de la création de la salle</text:h>
      <text:p text:style-name="P43"><text:span text:style-name="T22">L'utilisateur peut à tout moment chosir d'annuler l</text:span><text:span text:style-name="T33">'édition</text:span><text:span text:style-name="T22"> en cours en appuyant sur le bouton </text:span><text:span text:style-name="T52">"Annuler"de la vue, </text:span><text:span text:style-name="T51">en appuyant sur le bouton en forme de croix de la fenêtre, en utilisant le raccourci "Alt- + F4"</text:span><text:span text:style-name="T22">. La vue sera alors fermée et détruite. La salle ne sera </text:span><text:span text:style-name="T33">donc pas modifiée.</text:span></text:p>
      <text:h text:style-name="P79" text:outline-level="4"><text:span text:style-name="T71">Edition</text:span> de la salle</text:h>
      <text:p text:style-name="P41"><text:span text:style-name="T36">Le bouton "</text:span><text:span text:style-name="T41">Editer</text:span><text:span text:style-name="T36">" permet à l'utilisateur </text:span><text:span text:style-name="T41">de valider les modifications faites à la salle. Le controlleur procède alors aux même vérification que lors de la création.</text:span></text:p>
      <text:p text:style-name="P60"><text:soft-page-break/></text:p>
      <text:p text:style-name="P47"><text:span text:style-name="T36">Un nouvel objet </text:span><text:span text:style-name="T14">ModelRoom</text:span><text:span text:style-name="T36"> est alors créé. Toutefois l'identifiant de la salle reste le même que celui de l'originale. </text:span><text:span text:style-name="T42">Si la salle est privée l'ancienne clé est également conservée.</text:span></text:p>
      <text:p text:style-name="P67"/>
      <text:p text:style-name="P50"><text:span text:style-name="T42">S</text:span><text:span text:style-name="T36">i le champ du logo est laissé vide, le logo de la salle ne sera pas modifié.</text:span></text:p>
      <text:p text:style-name="P67"/>
      <text:p text:style-name="P48"><text:span text:style-name="T36">Le controlleur envoie ensuite un paquet contenant le </text:span><text:span text:style-name="T14">ModelRoom</text:span><text:span text:style-name="T36"> et un booléen indiquant qu'il s'agit d'une salle modifiée. Le serveur ce charge ensuite d'enregistrer les modfications dans la base de données et de notifier les utilisateurs connectés des changements de la salle.</text:span></text:p>
      <text:h text:style-name="P87" text:outline-level="2">Procédure <text:span text:style-name="T72">d'adhésion à une salle</text:span></text:h>
      <text:p text:style-name="P49"><text:span text:style-name="T37">Le </text:span><text:span text:style-name="T53">ControllerChat</text:span><text:span text:style-name="T37"> du module Chat indique au </text:span><text:span text:style-name="T53">ControllerRoom</text:span><text:span text:style-name="T37"> du module Room lorsqu'un utilisateur souhaite </text:span><text:span text:style-name="T43">adhérer à une</text:span><text:span text:style-name="T37"> salle en appelant la méthode </text:span><text:span text:style-name="T15">showView</text:span><text:span text:style-name="T18">Join(</text:span><text:span text:style-name="T15">)</text:span><text:span text:style-name="T37"> de ce dernier. Le </text:span><text:span text:style-name="T53">ControllerRoom</text:span><text:span text:style-name="T37"> intialise alors une nouvelle vue (</text:span><text:span text:style-name="T53">View</text:span><text:span text:style-name="T54">Join</text:span><text:span text:style-name="T37">) </text:span><text:span text:style-name="T44">et </text:span><text:span text:style-name="T37">l'affiche. </text:span><text:span text:style-name="T45">Avant de l'afficher le controlleur demande au serveur de lui envoyer la liste des salles publiques et privées visibles (leur identifiant et leur nom) dans deux listes séparées.</text:span><text:span text:style-name="T46"> Une fois la réponse du serveur reçue, toutes les salles sont affichées dans la liste.</text:span></text:p>
      <text:h text:style-name="P80" text:outline-level="4">Recherche d'une salle</text:h>
      <text:p text:style-name="P51"><text:span text:style-name="T37">I</text:span><text:span text:style-name="T36">l est possible à l'utilisateur d'utiliser le champ de texte de la vue pour recherch</text:span><text:span text:style-name="T47">er</text:span><text:span text:style-name="T36"> une salle spécifique par son nom. </text:span><text:span text:style-name="T48">Lorsque l'utilisateur modifie ce champ la vue filtre les salles en n'affichant </text:span></text:p>
      <text:p text:style-name="P68">que celle contenant la chaine entrée par l'utilisateur (la casse est ignorée).</text:p>
      <text:h text:style-name="P82" text:outline-level="4">Annuler</text:h>
      <text:p text:style-name="P53"><text:span text:style-name="T36">L'utilisateur peut à tout moment décidé de ne pas rejoindre de salle et appuyer sur <text:s/>le bouton "Annuler"de la vue, </text:span><text:span text:style-name="T51">en appuyant sur le bouton en forme de croix de la fenêtre, en utilisant le raccourci "Alt- + F4"</text:span><text:span text:style-name="T36">. </text:span><text:span text:style-name="T50">La vue est alors fermée et détruite et aucune demande d'adhésion n'est envoyée au serveur.</text:span></text:p>
      <text:h text:style-name="P81" text:outline-level="4">Adhésion à une salle</text:h>
      <text:p text:style-name="P52"><text:span text:style-name="T37">U</text:span><text:span text:style-name="T36">ne fois que l'utilisateur a trouvé la salle qu'il désire il peut la sélectionner dans la liste et appuyer sur le bouton "Rejoindre" de la vue. Le controlleur envoie alors un paquet précisant l'identifiant de la salle au serveur. Celui-ci se charge alors d'ajouter l'utilisateur à la salle si elle est public ou d'envoyer une notification aux administrateurs de la salle si elle est privée. </text:span><text:span text:style-name="T49">Le module Chat se charge alors de gérer les demandes d'adhé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Tahoma1" svg:font-family="Tahoma"/>
    <style:font-face style:name="Calibri" svg:font-family="Calibri"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Andale Sans UI" style:font-family-asian="'Andale Sans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Andale Sans UI" style:font-family-asian="'Andale Sans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Andale Sans UI" style:font-family-asian="'Andale Sans UI'" style:font-family-generic-asian="system" style:font-pitch-asian="variable"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Andale Sans UI" style:font-family-asian="'Andale Sans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S</meta:editing-duration>
    <meta:editing-cycles>100</meta:editing-cycles>
    <meta:generator>LibreOffice/4.3.7.2$Linux_X86_64 LibreOffice_project/430m0$Build-2</meta:generator>
    <dc:date>2015-05-31T20:49:02.275994754</dc:date>
    <meta:document-statistic meta:table-count="0" meta:image-count="0" meta:object-count="0" meta:page-count="7" meta:paragraph-count="118" meta:word-count="3109" meta:character-count="19001" meta:non-whitespace-character-count="16009"/>
    <meta:user-defined meta:name="Info 1"/>
    <meta:user-defined meta:name="Info 2"/>
    <meta:user-defined meta:name="Info 3"/>
    <meta:user-defined meta:name="Info 4"/>
  </office:meta>
</office:document-meta>
</file>